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d7e2" officeooo:paragraph-rsid="000dd7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google.com/search?q=como+vender+fresas&amp;client=firefox-b-d&amp;sca_esv=9532ceb1aaa73555&amp;sca_upv=1&amp;sxsrf=ACQVn08q2VvPPiXPPuHHV3D-ce5nTSQg8w%253A17120408651" text:style-name="Internet_20_link" text:visited-style-name="Visited_20_Internet_20_Link">https://www.google.com/search?q=como+vender+fresas&amp;client=firefox-b-d&amp;sca_esv=9532ceb1aaa73555&amp;sca_upv=1&amp;sxsrf=ACQVn08q2VvPPiXPPuHHV3D-ce5nTSQg8w%253A17120408651</text:a></text:p>
      <text:p text:style-name="P1">como vender fres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08:55:22.587000000</meta:creation-date>
    <meta:generator>LibreOffice/7.6.2.1$Windows_X86_64 LibreOffice_project/56f7684011345957bbf33a7ee678afaf4d2ba333</meta:generator>
    <dc:date>2024-04-02T08:58:25.883000000</dc:date>
    <meta:editing-duration>PT3M3S</meta:editing-duration>
    <meta:editing-cycles>1</meta:editing-cycles>
    <meta:document-statistic meta:table-count="0" meta:image-count="0" meta:object-count="0" meta:page-count="1" meta:paragraph-count="2" meta:word-count="4" meta:character-count="179" meta:non-whitespace-character-count="177"/>
  </office:meta>
</office:document-meta>
</file>